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2:Sheet1.A33 Sheet1.B1:Sheet1.B1 Sheet1.B2:Sheet1.B33 Sheet1.A2:Sheet1.A33 Sheet1.C1:Sheet1.C1 Sheet1.C2:Sheet1.C33 Sheet1.A2:Sheet1.A33 Sheet1.D1:Sheet1.D1 Sheet1.D2:Sheet1.D33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7079in" svg:height="12.2102in" svg:x="18.6563in" svg:y="0.1917in">
            <draw:object draw:notify-on-update-of-ranges="Sheet1.A36:Sheet1.A67 Sheet1.B35:Sheet1.B35 Sheet1.B36:Sheet1.B67 Sheet1.A36:Sheet1.A67 Sheet1.C35:Sheet1.C35 Sheet1.C36:Sheet1.C67 Sheet1.A36:Sheet1.A67 Sheet1.D35:Sheet1.D35 Sheet1.D36:Sheet1.D67 Sheet1.A36:Sheet1.A67 Sheet1.E35:Sheet1.E35 Sheet1.E36:Sheet1.E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5.410164" calcext:value-type="float">
            <text:p>35.410164</text:p>
          </table:table-cell>
          <table:table-cell office:value-type="float" office:value="-176.78389" calcext:value-type="float">
            <text:p>-176.78389</text:p>
          </table:table-cell>
          <table:table-cell table:number-columns-repeated="3" office:value-type="float" office:value="-175.985504" calcext:value-type="float">
            <text:p>-175.985504</text:p>
          </table:table-cell>
        </table:table-row>
        <table:table-row table:style-name="ro1">
          <table:table-cell office:value-type="float" office:value="36.522194" calcext:value-type="float">
            <text:p>36.522194</text:p>
          </table:table-cell>
          <table:table-cell office:value-type="float" office:value="-175.763031" calcext:value-type="float">
            <text:p>-175.763031</text:p>
          </table:table-cell>
          <table:table-cell table:number-columns-repeated="3" office:value-type="float" office:value="-175.511124" calcext:value-type="float">
            <text:p>-175.511124</text:p>
          </table:table-cell>
        </table:table-row>
        <table:table-row table:style-name="ro1">
          <table:table-cell office:value-type="float" office:value="36.883282" calcext:value-type="float">
            <text:p>36.883282</text:p>
          </table:table-cell>
          <table:table-cell office:value-type="float" office:value="-175.241486" calcext:value-type="float">
            <text:p>-175.241486</text:p>
          </table:table-cell>
          <table:table-cell table:number-columns-repeated="3" office:value-type="float" office:value="-175.357086" calcext:value-type="float">
            <text:p>-175.357086</text:p>
          </table:table-cell>
        </table:table-row>
        <table:table-row table:style-name="ro1">
          <table:table-cell office:value-type="float" office:value="37.053562" calcext:value-type="float">
            <text:p>37.053562</text:p>
          </table:table-cell>
          <table:table-cell office:value-type="float" office:value="-175.174393" calcext:value-type="float">
            <text:p>-175.174393</text:p>
          </table:table-cell>
          <table:table-cell table:number-columns-repeated="3" office:value-type="float" office:value="-175.284439" calcext:value-type="float">
            <text:p>-175.284439</text:p>
          </table:table-cell>
        </table:table-row>
        <table:table-row table:style-name="ro1">
          <table:table-cell office:value-type="float" office:value="37.475964" calcext:value-type="float">
            <text:p>37.475964</text:p>
          </table:table-cell>
          <table:table-cell office:value-type="float" office:value="-174.996109" calcext:value-type="float">
            <text:p>-174.996109</text:p>
          </table:table-cell>
          <table:table-cell table:number-columns-repeated="3" office:value-type="float" office:value="-175.104248" calcext:value-type="float">
            <text:p>-175.104248</text:p>
          </table:table-cell>
        </table:table-row>
        <table:table-row table:style-name="ro1">
          <table:table-cell office:value-type="float" office:value="37.984226" calcext:value-type="float">
            <text:p>37.984226</text:p>
          </table:table-cell>
          <table:table-cell office:value-type="float" office:value="-174.803345" calcext:value-type="float">
            <text:p>-174.803345</text:p>
          </table:table-cell>
          <table:table-cell table:number-columns-repeated="3" office:value-type="float" office:value="-174.887421" calcext:value-type="float">
            <text:p>-174.887421</text:p>
          </table:table-cell>
        </table:table-row>
        <table:table-row table:style-name="ro1">
          <table:table-cell office:value-type="float" office:value="38.502037" calcext:value-type="float">
            <text:p>38.502037</text:p>
          </table:table-cell>
          <table:table-cell office:value-type="float" office:value="-174.706116" calcext:value-type="float">
            <text:p>-174.706116</text:p>
          </table:table-cell>
          <table:table-cell table:number-columns-repeated="3" office:value-type="float" office:value="-174.666534" calcext:value-type="float">
            <text:p>-174.666534</text:p>
          </table:table-cell>
        </table:table-row>
        <table:table-row table:style-name="ro1">
          <table:table-cell office:value-type="float" office:value="38.936428" calcext:value-type="float">
            <text:p>38.936428</text:p>
          </table:table-cell>
          <table:table-cell office:value-type="float" office:value="-174.572922" calcext:value-type="float">
            <text:p>-174.572922</text:p>
          </table:table-cell>
          <table:table-cell table:number-columns-repeated="3" office:value-type="float" office:value="-174.481216" calcext:value-type="float">
            <text:p>-174.481216</text:p>
          </table:table-cell>
        </table:table-row>
        <table:table-row table:style-name="ro1">
          <table:table-cell office:value-type="float" office:value="39.565933" calcext:value-type="float">
            <text:p>39.565933</text:p>
          </table:table-cell>
          <table:table-cell office:value-type="float" office:value="-174.247589" calcext:value-type="float">
            <text:p>-174.247589</text:p>
          </table:table-cell>
          <table:table-cell table:number-columns-repeated="3" office:value-type="float" office:value="-174.212677" calcext:value-type="float">
            <text:p>-174.212677</text:p>
          </table:table-cell>
        </table:table-row>
        <table:table-row table:style-name="ro1">
          <table:table-cell office:value-type="float" office:value="40.34819" calcext:value-type="float">
            <text:p>40.34819</text:p>
          </table:table-cell>
          <table:table-cell office:value-type="float" office:value="-173.858383" calcext:value-type="float">
            <text:p>-173.858383</text:p>
          </table:table-cell>
          <table:table-cell table:number-columns-repeated="3" office:value-type="float" office:value="-173.878967" calcext:value-type="float">
            <text:p>-173.878967</text:p>
          </table:table-cell>
        </table:table-row>
        <table:table-row table:style-name="ro1">
          <table:table-cell office:value-type="float" office:value="41.098938" calcext:value-type="float">
            <text:p>41.098938</text:p>
          </table:table-cell>
          <table:table-cell office:value-type="float" office:value="-173.529724" calcext:value-type="float">
            <text:p>-173.529724</text:p>
          </table:table-cell>
          <table:table-cell table:number-columns-repeated="3" office:value-type="float" office:value="-173.558716" calcext:value-type="float">
            <text:p>-173.558716</text:p>
          </table:table-cell>
        </table:table-row>
        <table:table-row table:style-name="ro1">
          <table:table-cell office:value-type="float" office:value="41.729893" calcext:value-type="float">
            <text:p>41.729893</text:p>
          </table:table-cell>
          <table:table-cell office:value-type="float" office:value="-173.37558" calcext:value-type="float">
            <text:p>-173.37558</text:p>
          </table:table-cell>
          <table:table-cell table:number-columns-repeated="3" office:value-type="float" office:value="-173.289551" calcext:value-type="float">
            <text:p>-173.289551</text:p>
          </table:table-cell>
        </table:table-row>
        <table:table-row table:style-name="ro1">
          <table:table-cell office:value-type="float" office:value="42.499596" calcext:value-type="float">
            <text:p>42.499596</text:p>
          </table:table-cell>
          <table:table-cell office:value-type="float" office:value="-173.029373" calcext:value-type="float">
            <text:p>-173.029373</text:p>
          </table:table-cell>
          <table:table-cell table:number-columns-repeated="3" office:value-type="float" office:value="-172.961197" calcext:value-type="float">
            <text:p>-172.961197</text:p>
          </table:table-cell>
        </table:table-row>
        <table:table-row table:style-name="ro1">
          <table:table-cell office:value-type="float" office:value="42.900452" calcext:value-type="float">
            <text:p>42.900452</text:p>
          </table:table-cell>
          <table:table-cell office:value-type="float" office:value="-172.737167" calcext:value-type="float">
            <text:p>-172.737167</text:p>
          </table:table-cell>
          <table:table-cell table:number-columns-repeated="3" office:value-type="float" office:value="-172.790192" calcext:value-type="float">
            <text:p>-172.790192</text:p>
          </table:table-cell>
        </table:table-row>
        <table:table-row table:style-name="ro1">
          <table:table-cell office:value-type="float" office:value="43.49699" calcext:value-type="float">
            <text:p>43.49699</text:p>
          </table:table-cell>
          <table:table-cell office:value-type="float" office:value="-172.51767" calcext:value-type="float">
            <text:p>-172.51767</text:p>
          </table:table-cell>
          <table:table-cell table:number-columns-repeated="3" office:value-type="float" office:value="-172.535721" calcext:value-type="float">
            <text:p>-172.535721</text:p>
          </table:table-cell>
        </table:table-row>
        <table:table-row table:style-name="ro1">
          <table:table-cell office:value-type="float" office:value="44.209427" calcext:value-type="float">
            <text:p>44.209427</text:p>
          </table:table-cell>
          <table:table-cell office:value-type="float" office:value="-172.198029" calcext:value-type="float">
            <text:p>-172.198029</text:p>
          </table:table-cell>
          <table:table-cell table:number-columns-repeated="3" office:value-type="float" office:value="-172.231796" calcext:value-type="float">
            <text:p>-172.231796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table:formula="of:=[.A2]" office:value-type="float" office:value="35.410164" calcext:value-type="float">
            <text:p>35.410164</text:p>
          </table:table-cell>
          <table:table-cell table:formula="of:=[.B2]-[.C2]" office:value-type="float" office:value="-0.798386000000022" calcext:value-type="float">
            <text:p>-0.798386000000022</text:p>
          </table:table-cell>
          <table:table-cell table:formula="of:=[.D2]-[.C2]" office:value-type="float" office:value="0" calcext:value-type="float">
            <text:p>0</text:p>
          </table:table-cell>
          <table:table-cell table:formula="of:=[.E2]-[.C2]" office:value-type="float" office:value="0" calcext:value-type="float">
            <text:p>0</text:p>
          </table:table-cell>
          <table:table-cell table:formula="of:=[.B2]-[.E2]" office:value-type="float" office:value="-0.798386000000022" calcext:value-type="float">
            <text:p>-0.798386000000022</text:p>
          </table:table-cell>
        </table:table-row>
        <table:table-row table:style-name="ro1">
          <table:table-cell table:formula="of:=[.A3]" office:value-type="float" office:value="36.522194" calcext:value-type="float">
            <text:p>36.522194</text:p>
          </table:table-cell>
          <table:table-cell table:formula="of:=[.B3]-[.C3]" office:value-type="float" office:value="-0.251907000000017" calcext:value-type="float">
            <text:p>-0.251907000000017</text:p>
          </table:table-cell>
          <table:table-cell table:formula="of:=[.D3]-[.C3]" office:value-type="float" office:value="0" calcext:value-type="float">
            <text:p>0</text:p>
          </table:table-cell>
          <table:table-cell table:formula="of:=[.E3]-[.C3]" office:value-type="float" office:value="0" calcext:value-type="float">
            <text:p>0</text:p>
          </table:table-cell>
          <table:table-cell table:formula="of:=[.B3]-[.E3]" office:value-type="float" office:value="-0.251907000000017" calcext:value-type="float">
            <text:p>-0.251907000000017</text:p>
          </table:table-cell>
        </table:table-row>
        <table:table-row table:style-name="ro1">
          <table:table-cell table:formula="of:=[.A4]" office:value-type="float" office:value="36.883282" calcext:value-type="float">
            <text:p>36.883282</text:p>
          </table:table-cell>
          <table:table-cell table:formula="of:=[.B4]-[.C4]" office:value-type="float" office:value="0.115600000000001" calcext:value-type="float">
            <text:p>0.115600000000001</text:p>
          </table:table-cell>
          <table:table-cell table:formula="of:=[.D4]-[.C4]" office:value-type="float" office:value="0" calcext:value-type="float">
            <text:p>0</text:p>
          </table:table-cell>
          <table:table-cell table:formula="of:=[.E4]-[.C4]" office:value-type="float" office:value="0" calcext:value-type="float">
            <text:p>0</text:p>
          </table:table-cell>
          <table:table-cell table:formula="of:=[.B4]-[.E4]" office:value-type="float" office:value="0.115600000000001" calcext:value-type="float">
            <text:p>0.115600000000001</text:p>
          </table:table-cell>
        </table:table-row>
        <table:table-row table:style-name="ro1">
          <table:table-cell table:formula="of:=[.A5]" office:value-type="float" office:value="37.053562" calcext:value-type="float">
            <text:p>37.053562</text:p>
          </table:table-cell>
          <table:table-cell table:formula="of:=[.B5]-[.C5]" office:value-type="float" office:value="0.110045999999983" calcext:value-type="float">
            <text:p>0.110045999999983</text:p>
          </table:table-cell>
          <table:table-cell table:formula="of:=[.D5]-[.C5]" office:value-type="float" office:value="0" calcext:value-type="float">
            <text:p>0</text:p>
          </table:table-cell>
          <table:table-cell table:formula="of:=[.E5]-[.C5]" office:value-type="float" office:value="0" calcext:value-type="float">
            <text:p>0</text:p>
          </table:table-cell>
          <table:table-cell table:formula="of:=[.B5]-[.E5]" office:value-type="float" office:value="0.110045999999983" calcext:value-type="float">
            <text:p>0.110045999999983</text:p>
          </table:table-cell>
        </table:table-row>
        <table:table-row table:style-name="ro1">
          <table:table-cell table:formula="of:=[.A6]" office:value-type="float" office:value="37.475964" calcext:value-type="float">
            <text:p>37.475964</text:p>
          </table:table-cell>
          <table:table-cell table:formula="of:=[.B6]-[.C6]" office:value-type="float" office:value="0.108139000000023" calcext:value-type="float">
            <text:p>0.108139000000023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C6]" office:value-type="float" office:value="0" calcext:value-type="float">
            <text:p>0</text:p>
          </table:table-cell>
          <table:table-cell table:formula="of:=[.B6]-[.E6]" office:value-type="float" office:value="0.108139000000023" calcext:value-type="float">
            <text:p>0.108139000000023</text:p>
          </table:table-cell>
        </table:table-row>
        <table:table-row table:style-name="ro1">
          <table:table-cell table:formula="of:=[.A7]" office:value-type="float" office:value="37.984226" calcext:value-type="float">
            <text:p>37.984226</text:p>
          </table:table-cell>
          <table:table-cell table:formula="of:=[.B7]-[.C7]" office:value-type="float" office:value="0.0840759999999818" calcext:value-type="float">
            <text:p>0.0840759999999818</text:p>
          </table:table-cell>
          <table:table-cell table:formula="of:=[.D7]-[.C7]" office:value-type="float" office:value="0" calcext:value-type="float">
            <text:p>0</text:p>
          </table:table-cell>
          <table:table-cell table:formula="of:=[.E7]-[.C7]" office:value-type="float" office:value="0" calcext:value-type="float">
            <text:p>0</text:p>
          </table:table-cell>
          <table:table-cell table:formula="of:=[.B7]-[.E7]" office:value-type="float" office:value="0.0840759999999818" calcext:value-type="float">
            <text:p>0.0840759999999818</text:p>
          </table:table-cell>
        </table:table-row>
        <table:table-row table:style-name="ro1">
          <table:table-cell table:formula="of:=[.A8]" office:value-type="float" office:value="38.502037" calcext:value-type="float">
            <text:p>38.502037</text:p>
          </table:table-cell>
          <table:table-cell table:formula="of:=[.B8]-[.C8]" office:value-type="float" office:value="-0.0395819999999958" calcext:value-type="float">
            <text:p>-0.0395819999999958</text:p>
          </table:table-cell>
          <table:table-cell table:formula="of:=[.D8]-[.C8]" office:value-type="float" office:value="0" calcext:value-type="float">
            <text:p>0</text:p>
          </table:table-cell>
          <table:table-cell table:formula="of:=[.E8]-[.C8]" office:value-type="float" office:value="0" calcext:value-type="float">
            <text:p>0</text:p>
          </table:table-cell>
          <table:table-cell table:formula="of:=[.B8]-[.E8]" office:value-type="float" office:value="-0.0395819999999958" calcext:value-type="float">
            <text:p>-0.0395819999999958</text:p>
          </table:table-cell>
        </table:table-row>
        <table:table-row table:style-name="ro1">
          <table:table-cell table:formula="of:=[.A9]" office:value-type="float" office:value="38.936428" calcext:value-type="float">
            <text:p>38.936428</text:p>
          </table:table-cell>
          <table:table-cell table:formula="of:=[.B9]-[.C9]" office:value-type="float" office:value="-0.0917060000000163" calcext:value-type="float">
            <text:p>-0.0917060000000163</text:p>
          </table:table-cell>
          <table:table-cell table:formula="of:=[.D9]-[.C9]" office:value-type="float" office:value="0" calcext:value-type="float">
            <text:p>0</text:p>
          </table:table-cell>
          <table:table-cell table:formula="of:=[.E9]-[.C9]" office:value-type="float" office:value="0" calcext:value-type="float">
            <text:p>0</text:p>
          </table:table-cell>
          <table:table-cell table:formula="of:=[.B9]-[.E9]" office:value-type="float" office:value="-0.0917060000000163" calcext:value-type="float">
            <text:p>-0.0917060000000163</text:p>
          </table:table-cell>
        </table:table-row>
        <table:table-row table:style-name="ro1">
          <table:table-cell table:formula="of:=[.A10]" office:value-type="float" office:value="39.565933" calcext:value-type="float">
            <text:p>39.565933</text:p>
          </table:table-cell>
          <table:table-cell table:formula="of:=[.B10]-[.C10]" office:value-type="float" office:value="-0.0349119999999914" calcext:value-type="float">
            <text:p>-0.0349119999999914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[.E10]-[.C10]" office:value-type="float" office:value="0" calcext:value-type="float">
            <text:p>0</text:p>
          </table:table-cell>
          <table:table-cell table:formula="of:=[.B10]-[.E10]" office:value-type="float" office:value="-0.0349119999999914" calcext:value-type="float">
            <text:p>-0.0349119999999914</text:p>
          </table:table-cell>
        </table:table-row>
        <table:table-row table:style-name="ro1">
          <table:table-cell table:formula="of:=[.A11]" office:value-type="float" office:value="40.34819" calcext:value-type="float">
            <text:p>40.34819</text:p>
          </table:table-cell>
          <table:table-cell table:formula="of:=[.B11]-[.C11]" office:value-type="float" office:value="0.0205839999999853" calcext:value-type="float">
            <text:p>0.0205839999999853</text:p>
          </table:table-cell>
          <table:table-cell table:formula="of:=[.D11]-[.C11]" office:value-type="float" office:value="0" calcext:value-type="float">
            <text:p>0</text:p>
          </table:table-cell>
          <table:table-cell table:formula="of:=[.E11]-[.C11]" office:value-type="float" office:value="0" calcext:value-type="float">
            <text:p>0</text:p>
          </table:table-cell>
          <table:table-cell table:formula="of:=[.B11]-[.E11]" office:value-type="float" office:value="0.0205839999999853" calcext:value-type="float">
            <text:p>0.0205839999999853</text:p>
          </table:table-cell>
        </table:table-row>
        <table:table-row table:style-name="ro1">
          <table:table-cell table:formula="of:=[.A12]" office:value-type="float" office:value="41.098938" calcext:value-type="float">
            <text:p>41.098938</text:p>
          </table:table-cell>
          <table:table-cell table:formula="of:=[.B12]-[.C12]" office:value-type="float" office:value="0.0289920000000166" calcext:value-type="float">
            <text:p>0.0289920000000166</text:p>
          </table:table-cell>
          <table:table-cell table:formula="of:=[.D12]-[.C12]" office:value-type="float" office:value="0" calcext:value-type="float">
            <text:p>0</text:p>
          </table:table-cell>
          <table:table-cell table:formula="of:=[.E12]-[.C12]" office:value-type="float" office:value="0" calcext:value-type="float">
            <text:p>0</text:p>
          </table:table-cell>
          <table:table-cell table:formula="of:=[.B12]-[.E12]" office:value-type="float" office:value="0.0289920000000166" calcext:value-type="float">
            <text:p>0.0289920000000166</text:p>
          </table:table-cell>
        </table:table-row>
        <table:table-row table:style-name="ro1">
          <table:table-cell table:formula="of:=[.A13]" office:value-type="float" office:value="41.729893" calcext:value-type="float">
            <text:p>41.729893</text:p>
          </table:table-cell>
          <table:table-cell table:formula="of:=[.B13]-[.C13]" office:value-type="float" office:value="-0.0860290000000248" calcext:value-type="float">
            <text:p>-0.0860290000000248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C13]" office:value-type="float" office:value="0" calcext:value-type="float">
            <text:p>0</text:p>
          </table:table-cell>
          <table:table-cell table:formula="of:=[.B13]-[.E13]" office:value-type="float" office:value="-0.0860290000000248" calcext:value-type="float">
            <text:p>-0.0860290000000248</text:p>
          </table:table-cell>
        </table:table-row>
        <table:table-row table:style-name="ro1">
          <table:table-cell table:formula="of:=[.A14]" office:value-type="float" office:value="42.499596" calcext:value-type="float">
            <text:p>42.499596</text:p>
          </table:table-cell>
          <table:table-cell table:formula="of:=[.B14]-[.C14]" office:value-type="float" office:value="-0.068175999999994" calcext:value-type="float">
            <text:p>-0.068175999999994</text:p>
          </table:table-cell>
          <table:table-cell table:formula="of:=[.D14]-[.C14]" office:value-type="float" office:value="0" calcext:value-type="float">
            <text:p>0</text:p>
          </table:table-cell>
          <table:table-cell table:formula="of:=[.E14]-[.C14]" office:value-type="float" office:value="0" calcext:value-type="float">
            <text:p>0</text:p>
          </table:table-cell>
          <table:table-cell table:formula="of:=[.B14]-[.E14]" office:value-type="float" office:value="-0.068175999999994" calcext:value-type="float">
            <text:p>-0.068175999999994</text:p>
          </table:table-cell>
        </table:table-row>
        <table:table-row table:style-name="ro1">
          <table:table-cell table:formula="of:=[.A15]" office:value-type="float" office:value="42.900452" calcext:value-type="float">
            <text:p>42.900452</text:p>
          </table:table-cell>
          <table:table-cell table:formula="of:=[.B15]-[.C15]" office:value-type="float" office:value="0.053024999999991" calcext:value-type="float">
            <text:p>0.053024999999991</text:p>
          </table:table-cell>
          <table:table-cell table:formula="of:=[.D15]-[.C15]" office:value-type="float" office:value="0" calcext:value-type="float">
            <text:p>0</text:p>
          </table:table-cell>
          <table:table-cell table:formula="of:=[.E15]-[.C15]" office:value-type="float" office:value="0" calcext:value-type="float">
            <text:p>0</text:p>
          </table:table-cell>
          <table:table-cell table:formula="of:=[.B15]-[.E15]" office:value-type="float" office:value="0.053024999999991" calcext:value-type="float">
            <text:p>0.053024999999991</text:p>
          </table:table-cell>
        </table:table-row>
        <table:table-row table:style-name="ro1">
          <table:table-cell table:formula="of:=[.A16]" office:value-type="float" office:value="43.49699" calcext:value-type="float">
            <text:p>43.49699</text:p>
          </table:table-cell>
          <table:table-cell table:formula="of:=[.B16]-[.C16]" office:value-type="float" office:value="0.0180509999999856" calcext:value-type="float">
            <text:p>0.0180509999999856</text:p>
          </table:table-cell>
          <table:table-cell table:formula="of:=[.D16]-[.C16]" office:value-type="float" office:value="0" calcext:value-type="float">
            <text:p>0</text:p>
          </table:table-cell>
          <table:table-cell table:formula="of:=[.E16]-[.C16]" office:value-type="float" office:value="0" calcext:value-type="float">
            <text:p>0</text:p>
          </table:table-cell>
          <table:table-cell table:formula="of:=[.B16]-[.E16]" office:value-type="float" office:value="0.0180509999999856" calcext:value-type="float">
            <text:p>0.0180509999999856</text:p>
          </table:table-cell>
        </table:table-row>
        <table:table-row table:style-name="ro1">
          <table:table-cell table:formula="of:=[.A17]" office:value-type="float" office:value="44.209427" calcext:value-type="float">
            <text:p>44.209427</text:p>
          </table:table-cell>
          <table:table-cell table:formula="of:=[.B17]-[.C17]" office:value-type="float" office:value="0.0337670000000116" calcext:value-type="float">
            <text:p>0.0337670000000116</text:p>
          </table:table-cell>
          <table:table-cell table:formula="of:=[.D17]-[.C17]" office:value-type="float" office:value="0" calcext:value-type="float">
            <text:p>0</text:p>
          </table:table-cell>
          <table:table-cell table:formula="of:=[.E17]-[.C17]" office:value-type="float" office:value="0" calcext:value-type="float">
            <text:p>0</text:p>
          </table:table-cell>
          <table:table-cell table:formula="of:=[.B17]-[.E17]" office:value-type="float" office:value="0.0337670000000116" calcext:value-type="float">
            <text:p>0.0337670000000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26T16:25:25.826753917</dc:date>
    <meta:editing-duration>PT11H11M4S</meta:editing-duration>
    <meta:editing-cycles>46</meta:editing-cycles>
    <meta:generator>LibreOffice/7.3.7.2$Linux_X86_64 LibreOffice_project/30$Build-2</meta:generator>
    <meta:document-statistic meta:table-count="1" meta:cell-count="1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origin="0" chart:interval-major="0.5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08cm" svg:y="14.574cm" style:legend-expansion="high" chart:style-name="ch2"/>
        <chart:plot-area chart:style-name="ch3" table:cell-range-address="Sheet1.A2:Sheet1.E33 Sheet1.B1:Sheet1.E1" chart:data-source-has-labels="row" svg:x="0.69cm" svg:y="0.625cm" svg:width="30.328cm" svg:height="30.015cm">
          <chart:coordinate-region svg:x="1.936cm" svg:y="1.279cm" svg:width="28.89cm" svg:height="29.15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410164">
                <text:p>35.410164</text:p>
                <draw:g>
                  <svg:desc>Sheet1.A2:Sheet1.A33</svg:desc>
                </draw:g>
              </table:table-cell>
              <table:table-cell office:value-type="float" office:value="-176.78389">
                <text:p>-176.78389</text:p>
                <draw:g>
                  <svg:desc>Sheet1.B2:Sheet1.B33</svg:desc>
                </draw:g>
              </table:table-cell>
              <table:table-cell office:value-type="float" office:value="-175.985504">
                <text:p>-175.985504</text:p>
                <draw:g>
                  <svg:desc>Sheet1.C2:Sheet1.C33</svg:desc>
                </draw:g>
              </table:table-cell>
              <table:table-cell office:value-type="float" office:value="-175.985504">
                <text:p>-175.985504</text:p>
                <draw:g>
                  <svg:desc>Sheet1.D2:Sheet1.D33</svg:desc>
                </draw:g>
              </table:table-cell>
              <table:table-cell office:value-type="float" office:value="-175.985504">
                <text:p>-175.985504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2194">
                <text:p>36.522194</text:p>
              </table:table-cell>
              <table:table-cell office:value-type="float" office:value="-175.763031">
                <text:p>-175.763031</text:p>
              </table:table-cell>
              <table:table-cell office:value-type="float" office:value="-175.511124">
                <text:p>-175.511124</text:p>
              </table:table-cell>
              <table:table-cell office:value-type="float" office:value="-175.511124">
                <text:p>-175.511124</text:p>
              </table:table-cell>
              <table:table-cell office:value-type="float" office:value="-175.511124">
                <text:p>-175.511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883282">
                <text:p>36.883282</text:p>
              </table:table-cell>
              <table:table-cell office:value-type="float" office:value="-175.241486">
                <text:p>-175.241486</text:p>
              </table:table-cell>
              <table:table-cell office:value-type="float" office:value="-175.357086">
                <text:p>-175.357086</text:p>
              </table:table-cell>
              <table:table-cell office:value-type="float" office:value="-175.357086">
                <text:p>-175.357086</text:p>
              </table:table-cell>
              <table:table-cell office:value-type="float" office:value="-175.357086">
                <text:p>-175.357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053562">
                <text:p>37.053562</text:p>
              </table:table-cell>
              <table:table-cell office:value-type="float" office:value="-175.174393">
                <text:p>-175.174393</text:p>
              </table:table-cell>
              <table:table-cell office:value-type="float" office:value="-175.284439">
                <text:p>-175.284439</text:p>
              </table:table-cell>
              <table:table-cell office:value-type="float" office:value="-175.284439">
                <text:p>-175.284439</text:p>
              </table:table-cell>
              <table:table-cell office:value-type="float" office:value="-175.284439">
                <text:p>-175.284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475964">
                <text:p>37.475964</text:p>
              </table:table-cell>
              <table:table-cell office:value-type="float" office:value="-174.996109">
                <text:p>-174.996109</text:p>
              </table:table-cell>
              <table:table-cell office:value-type="float" office:value="-175.104248">
                <text:p>-175.104248</text:p>
              </table:table-cell>
              <table:table-cell office:value-type="float" office:value="-175.104248">
                <text:p>-175.104248</text:p>
              </table:table-cell>
              <table:table-cell office:value-type="float" office:value="-175.104248">
                <text:p>-175.104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984226">
                <text:p>37.984226</text:p>
              </table:table-cell>
              <table:table-cell office:value-type="float" office:value="-174.803345">
                <text:p>-174.803345</text:p>
              </table:table-cell>
              <table:table-cell office:value-type="float" office:value="-174.887421">
                <text:p>-174.887421</text:p>
              </table:table-cell>
              <table:table-cell office:value-type="float" office:value="-174.887421">
                <text:p>-174.887421</text:p>
              </table:table-cell>
              <table:table-cell office:value-type="float" office:value="-174.887421">
                <text:p>-174.887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502037">
                <text:p>38.502037</text:p>
              </table:table-cell>
              <table:table-cell office:value-type="float" office:value="-174.706116">
                <text:p>-174.706116</text:p>
              </table:table-cell>
              <table:table-cell office:value-type="float" office:value="-174.666534">
                <text:p>-174.666534</text:p>
              </table:table-cell>
              <table:table-cell office:value-type="float" office:value="-174.666534">
                <text:p>-174.666534</text:p>
              </table:table-cell>
              <table:table-cell office:value-type="float" office:value="-174.666534">
                <text:p>-174.666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936428">
                <text:p>38.936428</text:p>
              </table:table-cell>
              <table:table-cell office:value-type="float" office:value="-174.572922">
                <text:p>-174.572922</text:p>
              </table:table-cell>
              <table:table-cell office:value-type="float" office:value="-174.481216">
                <text:p>-174.481216</text:p>
              </table:table-cell>
              <table:table-cell office:value-type="float" office:value="-174.481216">
                <text:p>-174.481216</text:p>
              </table:table-cell>
              <table:table-cell office:value-type="float" office:value="-174.481216">
                <text:p>-174.481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565933">
                <text:p>39.565933</text:p>
              </table:table-cell>
              <table:table-cell office:value-type="float" office:value="-174.247589">
                <text:p>-174.247589</text:p>
              </table:table-cell>
              <table:table-cell office:value-type="float" office:value="-174.212677">
                <text:p>-174.212677</text:p>
              </table:table-cell>
              <table:table-cell office:value-type="float" office:value="-174.212677">
                <text:p>-174.212677</text:p>
              </table:table-cell>
              <table:table-cell office:value-type="float" office:value="-174.212677">
                <text:p>-174.212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34819">
                <text:p>40.34819</text:p>
              </table:table-cell>
              <table:table-cell office:value-type="float" office:value="-173.858383">
                <text:p>-173.858383</text:p>
              </table:table-cell>
              <table:table-cell office:value-type="float" office:value="-173.878967">
                <text:p>-173.878967</text:p>
              </table:table-cell>
              <table:table-cell office:value-type="float" office:value="-173.878967">
                <text:p>-173.878967</text:p>
              </table:table-cell>
              <table:table-cell office:value-type="float" office:value="-173.878967">
                <text:p>-173.878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098938">
                <text:p>41.098938</text:p>
              </table:table-cell>
              <table:table-cell office:value-type="float" office:value="-173.529724">
                <text:p>-173.529724</text:p>
              </table:table-cell>
              <table:table-cell office:value-type="float" office:value="-173.558716">
                <text:p>-173.558716</text:p>
              </table:table-cell>
              <table:table-cell office:value-type="float" office:value="-173.558716">
                <text:p>-173.558716</text:p>
              </table:table-cell>
              <table:table-cell office:value-type="float" office:value="-173.558716">
                <text:p>-173.558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729893">
                <text:p>41.729893</text:p>
              </table:table-cell>
              <table:table-cell office:value-type="float" office:value="-173.37558">
                <text:p>-173.37558</text:p>
              </table:table-cell>
              <table:table-cell office:value-type="float" office:value="-173.289551">
                <text:p>-173.289551</text:p>
              </table:table-cell>
              <table:table-cell office:value-type="float" office:value="-173.289551">
                <text:p>-173.289551</text:p>
              </table:table-cell>
              <table:table-cell office:value-type="float" office:value="-173.289551">
                <text:p>-173.289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499596">
                <text:p>42.499596</text:p>
              </table:table-cell>
              <table:table-cell office:value-type="float" office:value="-173.029373">
                <text:p>-173.029373</text:p>
              </table:table-cell>
              <table:table-cell office:value-type="float" office:value="-172.961197">
                <text:p>-172.961197</text:p>
              </table:table-cell>
              <table:table-cell office:value-type="float" office:value="-172.961197">
                <text:p>-172.961197</text:p>
              </table:table-cell>
              <table:table-cell office:value-type="float" office:value="-172.961197">
                <text:p>-172.961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00452">
                <text:p>42.900452</text:p>
              </table:table-cell>
              <table:table-cell office:value-type="float" office:value="-172.737167">
                <text:p>-172.737167</text:p>
              </table:table-cell>
              <table:table-cell office:value-type="float" office:value="-172.790192">
                <text:p>-172.790192</text:p>
              </table:table-cell>
              <table:table-cell office:value-type="float" office:value="-172.790192">
                <text:p>-172.790192</text:p>
              </table:table-cell>
              <table:table-cell office:value-type="float" office:value="-172.790192">
                <text:p>-172.790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49699">
                <text:p>43.49699</text:p>
              </table:table-cell>
              <table:table-cell office:value-type="float" office:value="-172.51767">
                <text:p>-172.51767</text:p>
              </table:table-cell>
              <table:table-cell office:value-type="float" office:value="-172.535721">
                <text:p>-172.535721</text:p>
              </table:table-cell>
              <table:table-cell office:value-type="float" office:value="-172.535721">
                <text:p>-172.535721</text:p>
              </table:table-cell>
              <table:table-cell office:value-type="float" office:value="-172.535721">
                <text:p>-172.535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209427">
                <text:p>44.209427</text:p>
              </table:table-cell>
              <table:table-cell office:value-type="float" office:value="-172.198029">
                <text:p>-172.198029</text:p>
              </table:table-cell>
              <table:table-cell office:value-type="float" office:value="-172.231796">
                <text:p>-172.231796</text:p>
              </table:table-cell>
              <table:table-cell office:value-type="float" office:value="-172.231796">
                <text:p>-172.231796</text:p>
              </table:table-cell>
              <table:table-cell office:value-type="float" office:value="-172.231796">
                <text:p>-172.231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51cm" svg:stroke-color="#00a933" draw:fill-color="#00a933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5.139cm" svg:height="31.015cm" xlink:href=".." xlink:type="simple" chart:class="chart:scatter" chart:style-name="ch1">
        <chart:legend chart:legend-position="end" svg:x="52.334cm" svg:y="14.449cm" style:legend-expansion="high" chart:style-name="ch2"/>
        <chart:plot-area chart:style-name="ch3" table:cell-range-address="Sheet1.A36:Sheet1.E67 Sheet1.B35:Sheet1.E35" chart:data-source-has-labels="row" svg:x="1.102cm" svg:y="0.62cm" svg:width="50.13cm" svg:height="29.775cm">
          <chart:coordinate-region svg:x="1.967cm" svg:y="0.823cm" svg:width="49.073cm" svg:height="29.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67" chart:label-cell-address="Sheet1.B35:Sheet1.B35" chart:class="chart:scatter">
            <chart:domain table:cell-range-address="Sheet1.A36:Sheet1.A67"/>
            <chart:data-point chart:repeated="32"/>
          </chart:series>
          <chart:series chart:style-name="ch8" chart:values-cell-range-address="Sheet1.C36:Sheet1.C67" chart:label-cell-address="Sheet1.C35:Sheet1.C35" chart:class="chart:scatter">
            <chart:data-point chart:repeated="32"/>
          </chart:series>
          <chart:series chart:style-name="ch9" chart:values-cell-range-address="Sheet1.D36:Sheet1.D67" chart:label-cell-address="Sheet1.D35:Sheet1.D35" chart:class="chart:scatter">
            <chart:data-point chart:repeated="32"/>
          </chart:series>
          <chart:series chart:style-name="ch10" chart:values-cell-range-address="Sheet1.E36:Sheet1.E67" chart:label-cell-address="Sheet1.E35:Sheet1.E35" chart:class="chart:scatter">
            <chart:data-point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35:Sheet1.B35</svg:desc>
                </draw:g>
              </table:table-cell>
              <table:table-cell office:value-type="string">
                <text:p>quadratic</text:p>
                <draw:g>
                  <svg:desc>Sheet1.C35:Sheet1.C35</svg:desc>
                </draw:g>
              </table:table-cell>
              <table:table-cell office:value-type="string">
                <text:p>cubic</text:p>
                <draw:g>
                  <svg:desc>Sheet1.D35:Sheet1.D35</svg:desc>
                </draw:g>
              </table:table-cell>
              <table:table-cell office:value-type="string">
                <text:p>residual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410164">
                <text:p>35.410164</text:p>
                <draw:g>
                  <svg:desc>Sheet1.A36:Sheet1.A67</svg:desc>
                </draw:g>
              </table:table-cell>
              <table:table-cell office:value-type="float" office:value="-0.798386000000022">
                <text:p>-0.798386000000022</text:p>
                <draw:g>
                  <svg:desc>Sheet1.B36:Sheet1.B67</svg:desc>
                </draw:g>
              </table:table-cell>
              <table:table-cell office:value-type="float" office:value="0">
                <text:p>0</text:p>
                <draw:g>
                  <svg:desc>Sheet1.C36:Sheet1.C67</svg:desc>
                </draw:g>
              </table:table-cell>
              <table:table-cell office:value-type="float" office:value="0">
                <text:p>0</text:p>
                <draw:g>
                  <svg:desc>Sheet1.D36:Sheet1.D67</svg:desc>
                </draw:g>
              </table:table-cell>
              <table:table-cell office:value-type="float" office:value="-0.798386000000022">
                <text:p>-0.798386000000022</text:p>
                <draw:g>
                  <svg:desc>Sheet1.E36:Sheet1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2194">
                <text:p>36.522194</text:p>
              </table:table-cell>
              <table:table-cell office:value-type="float" office:value="-0.251907000000017">
                <text:p>-0.25190700000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51907000000017">
                <text:p>-0.251907000000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883282">
                <text:p>36.883282</text:p>
              </table:table-cell>
              <table:table-cell office:value-type="float" office:value="0.115600000000001">
                <text:p>0.1156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600000000001">
                <text:p>0.1156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053562">
                <text:p>37.053562</text:p>
              </table:table-cell>
              <table:table-cell office:value-type="float" office:value="0.110045999999983">
                <text:p>0.110045999999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045999999983">
                <text:p>0.110045999999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475964">
                <text:p>37.475964</text:p>
              </table:table-cell>
              <table:table-cell office:value-type="float" office:value="0.108139000000023">
                <text:p>0.108139000000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139000000023">
                <text:p>0.108139000000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984226">
                <text:p>37.984226</text:p>
              </table:table-cell>
              <table:table-cell office:value-type="float" office:value="0.0840759999999818">
                <text:p>0.0840759999999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0759999999818">
                <text:p>0.0840759999999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502037">
                <text:p>38.502037</text:p>
              </table:table-cell>
              <table:table-cell office:value-type="float" office:value="-0.0395819999999958">
                <text:p>-0.0395819999999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95819999999958">
                <text:p>-0.0395819999999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936428">
                <text:p>38.936428</text:p>
              </table:table-cell>
              <table:table-cell office:value-type="float" office:value="-0.0917060000000163">
                <text:p>-0.0917060000000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17060000000163">
                <text:p>-0.0917060000000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565933">
                <text:p>39.565933</text:p>
              </table:table-cell>
              <table:table-cell office:value-type="float" office:value="-0.0349119999999914">
                <text:p>-0.0349119999999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49119999999914">
                <text:p>-0.0349119999999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34819">
                <text:p>40.34819</text:p>
              </table:table-cell>
              <table:table-cell office:value-type="float" office:value="0.0205839999999853">
                <text:p>0.0205839999999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5839999999853">
                <text:p>0.0205839999999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098938">
                <text:p>41.098938</text:p>
              </table:table-cell>
              <table:table-cell office:value-type="float" office:value="0.0289920000000166">
                <text:p>0.0289920000000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9920000000166">
                <text:p>0.0289920000000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729893">
                <text:p>41.729893</text:p>
              </table:table-cell>
              <table:table-cell office:value-type="float" office:value="-0.0860290000000248">
                <text:p>-0.0860290000000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60290000000248">
                <text:p>-0.0860290000000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499596">
                <text:p>42.499596</text:p>
              </table:table-cell>
              <table:table-cell office:value-type="float" office:value="-0.068175999999994">
                <text:p>-0.068175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8175999999994">
                <text:p>-0.068175999999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00452">
                <text:p>42.900452</text:p>
              </table:table-cell>
              <table:table-cell office:value-type="float" office:value="0.053024999999991">
                <text:p>0.053024999999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024999999991">
                <text:p>0.053024999999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49699">
                <text:p>43.49699</text:p>
              </table:table-cell>
              <table:table-cell office:value-type="float" office:value="0.0180509999999856">
                <text:p>0.018050999999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0509999999856">
                <text:p>0.0180509999999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209427">
                <text:p>44.209427</text:p>
              </table:table-cell>
              <table:table-cell office:value-type="float" office:value="0.0337670000000116">
                <text:p>0.0337670000000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7670000000116">
                <text:p>0.0337670000000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